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</office:automatic-styles>
  <office:body>
    <office:text text:use-soft-page-breaks="true">
      <text:h text:style-name="P1" text:outline-level="1">Main Menu</text:h>
      <text:list text:style-name="LFO1" text:continue-numbering="true">
        <text:list-item>
          <text:p text:style-name="P2">Login</text:p>
        </text:list-item>
        <text:list-item>
          <text:p text:style-name="P3">New Game</text:p>
        </text:list-item>
        <text:list-item>
          <text:p text:style-name="P4">Quit</text:p>
        </text:list-item>
        <text:list-item>
          <text:p text:style-name="P5">Later: leaderboards etc.</text:p>
        </text:list-item>
      </text:list>
      <text:h text:style-name="Heading1" text:outline-level="1">Login screen (first)</text:h>
      <text:list text:style-name="LFO2" text:continue-numbering="true">
        <text:list-item>
          <text:p text:style-name="P6">In the first/local only version, just take a name.</text:p>
        </text:list-item>
      </text:list>
      <text:p text:style-name="ListParagraph"/>
      <text:h text:style-name="Heading1" text:outline-level="1">Lobby Screen (later)</text:h>
      <text:list text:style-name="LFO2" text:continue-numbering="true">
        <text:list-item>
          <text:p text:style-name="P7">Stuff</text:p>
        </text:list-item>
      </text:list>
      <text:h text:style-name="Heading1" text:outline-level="1">Pause menu</text:h>
      <text:list text:style-name="LFO2" text:continue-numbering="true">
        <text:list-item>
          <text:p text:style-name="P8">Continue</text:p>
        </text:list-item>
        <text:list-item>
          <text:p text:style-name="P9">Quit</text:p>
        </text:list-item>
        <text:list-item>
          <text:p text:style-name="P10">Combatant list, possibly with data on them</text:p>
        </text:list-item>
        <text:list-item>
          <text:p text:style-name="P11">Later: Combatant ping list</text:p>
        </text:list-item>
      </text:list>
      <text:h text:style-name="Heading1" text:outline-level="1">Main game Screen</text:h>
      <text:list text:style-name="LFO3" text:continue-numbering="true">
        <text:list-item>
          <text:p text:style-name="P12">Health and own name on screen</text:p>
        </text:list-item>
        <text:list-item>
          <text:p text:style-name="P13">Own combatant</text:p>
        </text:list-item>
        <text:list-item>
          <text:p text:style-name="P14">Enemies</text:p>
        </text:list-item>
        <text:list-item>
          <text:p text:style-name="P15">Health and Name appears above combants</text:p>
        </text:list-item>
        <text:list-item>
          <text:p text:style-name="P16">Possible enemies remaining etc</text:p>
        </text:list-item>
      </text:list>
      <text:h text:style-name="Heading1" text:outline-level="1">Combatants</text:h>
      <text:list text:style-name="LFO4" text:continue-numbering="true">
        <text:list-item>
          <text:p text:style-name="P17">Health</text:p>
        </text:list-item>
        <text:list-item>
          <text:p text:style-name="P18">Name</text:p>
        </text:list-item>
        <text:list-item>
          <text:p text:style-name="P19">Colour?</text:p>
          <text:list text:continue-numbering="true">
            <text:list-item>
              <text:p text:style-name="P20">Would be useful<text:s/>for differentiating combatants</text:p>
            </text:list-item>
            <text:list-item>
              <text:p text:style-name="P21">could also have a series of images to choose from or craft or whatever</text:p>
            </text:list-item>
            <text:list-item>
              <text:p text:style-name="P22">Start with colour though</text:p>
            </text:list-item>
          </text:list>
        </text:list-item>
        <text:list-item>
          <text:p text:style-name="P23">Ping</text:p>
        </text:list-item>
        <text:list-item>
          <text:p text:style-name="P24">ID (backend only data)</text:p>
        </text:list-item>
        <text:list-item>
          <text:p text:style-name="P25">Facing-direction (relates to the direction you’ll fire in etc)</text:p>
        </text:list-item>
        <text:list-item>
          <text:p text:style-name="P26">Location (cords)</text:p>
          <text:list text:continue-numbering="true">
            <text:list-item>
              <text:p text:style-name="P27">First/local only version may only have location</text:p>
            </text:list-item>
            <text:list-item>
              <text:p text:style-name="P28">For the remote version though, in addition there will be some lag management</text:p>
              <text:list text:continue-numbering="true">
                <text:list-item>
                  <text:p text:style-name="P29">An either/or combination of: trajectory &amp; a travel path.</text:p>
                </text:list-item>
                <text:list-item>
                  <text:p text:style-name="P30">Trajectory could be used in between updates, but overridden by travel path?</text:p>
                </text:list-item>
                <text:list-item>
                  <text:p text:style-name="P31">Travel path should probably be time based and only hold a small period at a time for efficiency purposes.</text:p>
                </text:list-item>
              </text:list>
            </text:list-item>
          </text:list>
        </text:list-item>
        <text:list-item>
          <text:p text:style-name="P32">Something related to how it looks, like an image or something idk</text:p>
        </text:list-item>
      </text:list>
      <text:h text:style-name="Heading1" text:outline-level="1">Projectiles</text:h>
      <text:list text:style-name="LFO5" text:continue-numbering="true">
        <text:list-item>
          <text:p text:style-name="P33">Damage amount?</text:p>
        </text:list-item>
        <text:list-item>
          <text:p text:style-name="P34">Location</text:p>
        </text:list-item>
        <text:list-item>
          <text:p text:style-name="P35">Trajectory</text:p>
        </text:list-item>
        <text:list-item>
          <text:p text:style-name="P36">Visual something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os Cosmos</meta:initial-creator>
    <dc:creator>Marcos Cosmos</dc:creator>
    <meta:creation-date>2014-07-05T06:32:00Z</meta:creation-date>
    <dc:date>2014-07-05T07:03:00Z</dc:date>
    <meta:template xlink:href="Normal.dotm" xlink:type="simple"/>
    <meta:editing-cycles>3</meta:editing-cycles>
    <meta:editing-duration>PT1260S</meta:editing-duration>
    <meta:document-statistic meta:page-count="2" meta:paragraph-count="2" meta:word-count="173" meta:character-count="1163" meta:row-count="8" meta:non-whitespace-character-count="992"/>
  </office:meta>
</office:document-meta>
</file>